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Courier, monospace"/>
    <style:font-face style:name="DejaVu Sans Mono" svg:font-family="'DejaVu Sans Mono'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115" officeooo:paragraph-rsid="000a0115"/>
    </style:style>
    <style:style style:name="P2" style:family="paragraph" style:parent-style-name="Standard">
      <style:text-properties officeooo:rsid="000ac922" officeooo:paragraph-rsid="000b7cfb"/>
    </style:style>
    <style:style style:name="P3" style:family="paragraph" style:parent-style-name="Standard">
      <style:text-properties officeooo:rsid="000b7cfb" officeooo:paragraph-rsid="000b7cfb"/>
    </style:style>
    <style:style style:name="P4" style:family="paragraph" style:parent-style-name="Standard">
      <style:text-properties fo:font-size="14pt" fo:font-weight="bold" officeooo:rsid="000a0115" officeooo:paragraph-rsid="000a011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7cfb" officeooo:paragraph-rsid="000b7cf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d2351" officeooo:paragraph-rsid="000d235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b7cfb" officeooo:paragraph-rsid="000b7cf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2351" officeooo:paragraph-rsid="000d2351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0f5642" officeooo:paragraph-rsid="000f5642"/>
    </style:style>
    <style:style style:name="P11" style:family="paragraph" style:parent-style-name="Standard">
      <style:text-properties officeooo:rsid="00111420" officeooo:paragraph-rsid="00111420"/>
    </style:style>
    <style:style style:name="P12" style:family="paragraph" style:parent-style-name="Standard">
      <style:text-properties officeooo:rsid="00119492" officeooo:paragraph-rsid="00119492"/>
    </style:style>
    <style:style style:name="P13" style:family="paragraph" style:parent-style-name="Standard">
      <style:text-properties officeooo:rsid="00149d0c" officeooo:paragraph-rsid="00149d0c"/>
    </style:style>
    <style:style style:name="P14" style:family="paragraph" style:parent-style-name="Standard" style:list-style-name="L1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5" style:family="paragraph" style:parent-style-name="Standard" style:list-style-name="L13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6" style:family="paragraph" style:parent-style-name="Standard" style:list-style-name="L15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7" style:family="paragraph" style:parent-style-name="Standard" style:list-style-name="L16">
      <style:text-properties fo:font-size="12pt" fo:font-weight="bold" officeooo:rsid="000b7cfb" officeooo:paragraph-rsid="000b7cfb" style:font-size-asian="12pt" style:font-weight-asian="bold" style:font-size-complex="12pt" style:font-weight-complex="bold"/>
    </style:style>
    <style:style style:name="P18" style:family="paragraph" style:parent-style-name="Standard" style:list-style-name="L17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19" style:family="paragraph" style:parent-style-name="Standard" style:list-style-name="L18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20" style:family="paragraph" style:parent-style-name="Standard" style:list-style-name="L20">
      <style:text-properties fo:font-size="12pt" fo:font-weight="bold" officeooo:rsid="000d2351" officeooo:paragraph-rsid="000d2351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9e273" officeooo:paragraph-rsid="0019e273" style:font-size-asian="12pt" style:font-weight-asian="bold" style:font-size-complex="12pt" style:font-weight-complex="bold"/>
    </style:style>
    <style:style style:name="P22" style:family="paragraph" style:parent-style-name="Standard" style:list-style-name="L19">
      <style:text-properties fo:font-size="12pt" fo:font-weight="normal" officeooo:rsid="000d2351" officeooo:paragraph-rsid="000d2351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d2351" officeooo:paragraph-rsid="000d235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6c78" officeooo:paragraph-rsid="00156c78" style:font-size-asian="12pt" style:font-weight-asian="normal" style:font-size-complex="12pt" style:font-weight-complex="normal"/>
    </style:style>
    <style:style style:name="P25" style:family="paragraph" style:parent-style-name="Standard" style:list-style-name="L21">
      <style:text-properties fo:font-size="12pt" fo:font-weight="normal" officeooo:rsid="0015cfb9" officeooo:paragraph-rsid="0015cfb9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cfb9" officeooo:paragraph-rsid="0015cfb9" style:font-size-asian="12pt" style:font-weight-asian="normal" style:font-size-complex="12pt" style:font-weight-complex="normal"/>
    </style:style>
    <style:style style:name="P27" style:family="paragraph" style:parent-style-name="Standard" style:list-style-name="L21">
      <style:text-properties fo:font-size="12pt" fo:font-weight="normal" officeooo:rsid="0019e273" officeooo:paragraph-rsid="0019e273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fo:font-weight="bold" officeooo:rsid="000b7cfb" officeooo:paragraph-rsid="000b7cfb" style:font-weight-asian="bold" style:font-weight-complex="bold"/>
    </style:style>
    <style:style style:name="P29" style:family="paragraph" style:parent-style-name="Standard" style:list-style-name="L3">
      <style:text-properties fo:font-weight="bold" officeooo:rsid="000b7cfb" officeooo:paragraph-rsid="000b7cfb" style:font-weight-asian="bold" style:font-weight-complex="bold"/>
    </style:style>
    <style:style style:name="P30" style:family="paragraph" style:parent-style-name="Standard" style:list-style-name="L4">
      <style:text-properties fo:font-weight="bold" officeooo:rsid="000b7cfb" officeooo:paragraph-rsid="000b7cfb" style:font-weight-asian="bold" style:font-weight-complex="bold"/>
    </style:style>
    <style:style style:name="P31" style:family="paragraph" style:parent-style-name="Standard" style:list-style-name="L5">
      <style:text-properties fo:font-weight="bold" officeooo:rsid="00111420" officeooo:paragraph-rsid="00111420" style:font-weight-asian="bold" style:font-weight-complex="bold"/>
    </style:style>
    <style:style style:name="P32" style:family="paragraph" style:parent-style-name="Standard" style:list-style-name="L6">
      <style:text-properties fo:font-weight="bold" officeooo:rsid="00119492" officeooo:paragraph-rsid="00119492" style:font-weight-asian="bold" style:font-weight-complex="bold"/>
    </style:style>
    <style:style style:name="P33" style:family="paragraph" style:parent-style-name="Standard" style:list-style-name="L7">
      <style:text-properties fo:font-weight="bold" officeooo:rsid="000a0115" officeooo:paragraph-rsid="000a0115" style:font-weight-asian="bold" style:font-weight-complex="bold"/>
    </style:style>
    <style:style style:name="P34" style:family="paragraph" style:parent-style-name="Standard" style:list-style-name="L8">
      <style:text-properties fo:font-weight="bold" officeooo:rsid="000a0115" officeooo:paragraph-rsid="000a0115" style:font-weight-asian="bold" style:font-weight-complex="bold"/>
    </style:style>
    <style:style style:name="P35" style:family="paragraph" style:parent-style-name="Standard" style:list-style-name="L9">
      <style:text-properties fo:font-weight="bold" officeooo:rsid="000a0115" officeooo:paragraph-rsid="000a0115" style:font-weight-asian="bold" style:font-weight-complex="bold"/>
    </style:style>
    <style:style style:name="P36" style:family="paragraph" style:parent-style-name="Standard" style:list-style-name="L10">
      <style:text-properties fo:font-weight="bold" officeooo:rsid="000a0115" officeooo:paragraph-rsid="000a0115" style:font-weight-asian="bold" style:font-weight-complex="bold"/>
    </style:style>
    <style:style style:name="P37" style:family="paragraph" style:parent-style-name="Standard" style:list-style-name="L11">
      <style:text-properties fo:font-weight="bold" officeooo:rsid="000ac922" officeooo:paragraph-rsid="000b7cfb" style:font-weight-asian="bold" style:font-weight-complex="bold"/>
    </style:style>
    <style:style style:name="P38" style:family="paragraph" style:parent-style-name="Standard" style:list-style-name="L12">
      <style:text-properties fo:font-weight="bold" officeooo:rsid="000ac922" officeooo:paragraph-rsid="000b7cfb" style:font-weight-asian="bold" style:font-weight-complex="bold"/>
    </style:style>
    <style:style style:name="P39" style:family="paragraph" style:parent-style-name="Standard" style:list-style-name="L14">
      <style:text-properties fo:font-weight="bold" officeooo:rsid="000f5642" officeooo:paragraph-rsid="000f5642" style:font-weight-asian="bold" style:font-weight-complex="bold"/>
    </style:style>
    <style:style style:name="P40" style:family="paragraph" style:parent-style-name="Standard">
      <style:text-properties fo:font-size="14pt" fo:font-weight="bold" officeooo:rsid="001513b2" officeooo:paragraph-rsid="001513b2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156c78" officeooo:paragraph-rsid="00156c78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6pt" fo:font-weight="bold" officeooo:rsid="0015b0d7" officeooo:paragraph-rsid="0015b0d7" style:font-size-asian="16pt" style:font-weight-asian="bold" style:font-size-complex="16pt" style:font-weight-complex="bold"/>
    </style:style>
    <style:style style:name="P43" style:family="paragraph" style:parent-style-name="Text_20_body">
      <style:text-properties officeooo:paragraph-rsid="00156c78"/>
    </style:style>
    <style:style style:name="P44" style:family="paragraph" style:parent-style-name="Text_20_body">
      <style:text-properties officeooo:rsid="00156c78" officeooo:paragraph-rsid="00156c78"/>
    </style:style>
    <style:style style:name="P45" style:family="paragraph" style:parent-style-name="Text_20_body">
      <style:text-properties officeooo:rsid="0015b0d7" officeooo:paragraph-rsid="0015b0d7"/>
    </style:style>
    <style:style style:name="P46" style:family="paragraph" style:parent-style-name="Text_20_body">
      <style:text-properties officeooo:rsid="0015cfb9" officeooo:paragraph-rsid="0015cfb9"/>
    </style:style>
    <style:style style:name="P47" style:family="paragraph" style:parent-style-name="Text_20_body">
      <style:text-properties officeooo:rsid="00168b2e" officeooo:paragraph-rsid="00168b2e"/>
    </style:style>
    <style:style style:name="P48" style:family="paragraph" style:parent-style-name="Preformatted_20_Text">
      <style:text-properties fo:font-size="12pt" fo:font-weight="normal" officeooo:rsid="00156c78" officeooo:paragraph-rsid="00156c78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style:font-name="DejaVu Sans Mono" fo:font-size="9pt" officeooo:rsid="0015b0d7" officeooo:paragraph-rsid="0015b0d7"/>
    </style:style>
    <style:style style:name="P5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51" style:family="paragraph" style:parent-style-name="Preformatted_20_Text">
      <style:text-properties fo:color="#000000"/>
    </style:style>
    <style:style style:name="P52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officeooo:rsid="000b7c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1420" style:font-size-asian="14pt" style:font-weight-asian="bold" style:font-size-complex="14pt" style:font-weight-complex="bold"/>
    </style:style>
    <style:style style:name="T7" style:family="text">
      <style:text-properties officeooo:rsid="00156c78"/>
    </style:style>
    <style:style style:name="T8" style:family="text">
      <style:text-properties style:font-name="Consolas" fo:font-size="10.5pt" fo:background-color="transparent" loext:char-shading-value="0" loext:padding="0in" loext:border="none"/>
    </style:style>
    <style:style style:name="T9" style:family="text">
      <style:text-properties officeooo:rsid="0015b0d7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008000" fo:font-weight="bold"/>
    </style:style>
    <style:style style:name="T13" style:family="text">
      <style:text-properties fo:color="#000080" fo:font-weight="bold"/>
    </style:style>
    <style:style style:name="T14" style:family="text">
      <style:text-properties style:font-name="DejaVu Sans Mono" fo:font-size="9pt"/>
    </style:style>
    <style:style style:name="T15" style:family="text">
      <style:text-properties fo:color="#0000ff" style:font-name="DejaVu Sans Mono" fo:font-size="9pt" fo:font-weight="bold"/>
    </style:style>
    <style:style style:name="T16" style:family="text">
      <style:text-properties fo:color="#0000ff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Kursy info </text:span><text:span text:style-name="T6">i nauka</text:span><text:span text:style-name="T5">:</text:span></text:p>
      <text:list xml:id="list7778667868630135484" text:style-name="L1">
        <text:list-item>
          <text:p text:style-name="P14">fajny blog na temat programowania</text:p>
        </text:list-item>
      </text:list>
      <text:p text:style-name="P1"><text:a xlink:type="simple" xlink:href="https://theawwwesomes.org/" text:style-name="Internet_20_link" text:visited-style-name="Visited_20_Internet_20_Link">https://theawwwesomes.org/</text:a></text:p>
      <text:list xml:id="list3092299978870561445" text:style-name="L2">
        <text:list-item>
          <text:p text:style-name="P28">kursy css, html, java</text:p>
        </text:list-item>
      </text:list>
      <text:p text:style-name="P1"><text:a xlink:type="simple" xlink:href="https://www.w3schools.com/" text:style-name="Internet_20_link" text:visited-style-name="Visited_20_Internet_20_Link">https://www.w3schools.com/</text:a></text:p>
      <text:list xml:id="list2110674528143456813" text:style-name="L3">
        <text:list-item>
          <text:p text:style-name="P29">Fajna gra – ćwiczenie css</text:p>
        </text:list-item>
      </text:list>
      <text:p text:style-name="P3"><text:a xlink:type="simple" xlink:href="http://flexboxfroggy.com/#pl" text:style-name="Internet_20_link" text:visited-style-name="Visited_20_Internet_20_Link">http://flexboxfroggy.com/#pl</text:a></text:p>
      <text:list xml:id="list5785029225346078975" text:style-name="L4">
        <text:list-item>
          <text:p text:style-name="P30">biblioteki html</text:p>
        </text:list-item>
      </text:list>
      <text:p text:style-name="P1"><text:a xlink:type="simple" xlink:href="http://html5doctor.com/" text:style-name="Internet_20_link" text:visited-style-name="Visited_20_Internet_20_Link">http://html5doctor.com/</text:a></text:p>
      <text:list xml:id="list5422541913076284705" text:style-name="L5">
        <text:list-item>
          <text:p text:style-name="P31">Fajna strona z możliwościami podglądu sliderów I innych w css, html I js.</text:p>
        </text:list-item>
      </text:list>
      <text:p text:style-name="P11"><text:a xlink:type="simple" xlink:href="http://codepen.io/" text:style-name="Internet_20_link" text:visited-style-name="Visited_20_Internet_20_Link">http://codepen.io</text:a> </text:p>
      <text:list xml:id="list3210268883551221350" text:style-name="L6">
        <text:list-item>
          <text:p text:style-name="P32">Prefixy flexbox</text:p>
        </text:list-item>
      </text:list>
      <text:p text:style-name="P12"><text:a xlink:type="simple" xlink:href="http://shouldiprefix.com/#flexbox" text:style-name="Internet_20_link" text:visited-style-name="Visited_20_Internet_20_Link">http://shouldiprefix.com/#flexbox</text:a></text:p>
      <text:p text:style-name="P12"/>
      <text:p text:style-name="P1"/>
      <text:p text:style-name="P4">Narzędzia:</text:p>
      <text:list xml:id="list6356668559254912506" text:style-name="L7">
        <text:list-item>
          <text:p text:style-name="P33">Slack</text:p>
        </text:list-item>
      </text:list>
      <text:p text:style-name="P1"><text:a xlink:type="simple" xlink:href="https://isajfddl1.slack.com/?redir=%2Fmessages%2FC4TBV0Z7T" text:style-name="Internet_20_link" text:visited-style-name="Visited_20_Internet_20_Link">https://isajfddl1.slack.com/?redir=%2Fmessages%2FC4TBV0Z7T</text:a></text:p>
      <text:list xml:id="list9222668734446814599" text:style-name="L8">
        <text:list-item>
          <text:p text:style-name="P34"><text:span text:style-name="T1">J</text:span>ira</text:p>
        </text:list-item>
      </text:list>
      <text:p text:style-name="P1"><text:a xlink:type="simple" xlink:href="https://jira.infoshareacademy.com/secure/RapidBoard.jspa?rapidView=81&amp;projectKey=JFDDL131&amp;view=planning&amp;selectedIssue=JFDDL131-10" text:style-name="Internet_20_link" text:visited-style-name="Visited_20_Internet_20_Link">https://jira.infoshareacademy.com/secure/RapidBoard.jspa?rapidView=81&amp;projectKey=JFDDL131&amp;view=planning&amp;selectedIssue=JFDDL131-10</text:a></text:p>
      <text:list xml:id="list6316244454201878532" text:style-name="L9">
        <text:list-item>
          <text:p text:style-name="P35">GitHub</text:p>
        </text:list-item>
      </text:list>
      <text:p text:style-name="P1"><text:a xlink:type="simple" xlink:href="https://github.com/" text:style-name="Internet_20_link" text:visited-style-name="Visited_20_Internet_20_Link">https://github.com/</text:a></text:p>
      <text:list xml:id="list7592892794645511770" text:style-name="L10">
        <text:list-item>
          <text:p text:style-name="P36">walidator html</text:p>
        </text:list-item>
      </text:list>
      <text:p text:style-name="P1"><text:a xlink:type="simple" xlink:href="https://validator.w3.org/" text:style-name="Internet_20_link" text:visited-style-name="Visited_20_Internet_20_Link">https://validator.w3.org/</text:a></text:p>
      <text:list xml:id="list9095647922393459922" text:style-name="L11">
        <text:list-item>
          <text:p text:style-name="P37">css validator:</text:p>
        </text:list-item>
      </text:list>
      <text:p text:style-name="P2"><text:a xlink:type="simple" xlink:href="http://www.css-validator.org/validator.html.pl-PL#validate_by_uri+with_options" text:style-name="Internet_20_link" text:visited-style-name="Visited_20_Internet_20_Link">http://www.css-validator.org/validator.html.pl-PL#validate_by_uri+with_options</text:a> </text:p>
      <text:list xml:id="list8183135331177943555" text:style-name="L12">
        <text:list-item>
          <text:p text:style-name="P38">Paleta kolorów</text:p>
        </text:list-item>
      </text:list>
      <text:p text:style-name="P2"><text:a xlink:type="simple" xlink:href="http://flatuicolors.com/" text:style-name="Internet_20_link" text:visited-style-name="Visited_20_Internet_20_Link">http://flatuicolors.com/</text:a></text:p>
      <text:p text:style-name="P3"><text:a xlink:type="simple" xlink:href="https://coolors.co/423e37-e3b23c-edebd7-a39594-6e675f" text:style-name="Internet_20_link" text:visited-style-name="Visited_20_Internet_20_Link">https://coolors.co/423e37-e3b23c-edebd7-a39594-6e675f</text:a> </text:p>
      <text:list xml:id="list1365581498570287762" text:style-name="L13">
        <text:list-item>
          <text:p text:style-name="P15">B. fajny edytor zdjęć itp online - </text:p>
        </text:list-item>
      </text:list>
      <text:p text:style-name="P7"><text:a xlink:type="simple" xlink:href="https://www.canva.com/" text:style-name="Internet_20_link" text:visited-style-name="Visited_20_Internet_20_Link"><text:span text:style-name="T3">https://www.canva.com/</text:span></text:a> </text:p>
      <text:list xml:id="list8098437264869265319" text:style-name="L14">
        <text:list-item>
          <text:p text:style-name="P39">Flex demo</text:p>
        </text:list-item>
      </text:list>
      <text:p text:style-name="P10"><text:a xlink:type="simple" xlink:href="http://the-echoplex.net/flexyboxes/" text:style-name="Internet_20_link" text:visited-style-name="Visited_20_Internet_20_Link">http://the-echoplex.net/flexyboxes/</text:a> </text:p>
      <text:p text:style-name="P40">bootstrap</text:p>
      <text:list xml:id="list5119629382983675418" text:style-name="L21">
        <text:list-item>
          <text:p text:style-name="P25"><text:a xlink:type="simple" xlink:href="http://getbootstrap.com/" text:style-name="Internet_20_link" text:visited-style-name="Visited_20_Internet_20_Link">http://getbootstrap.com/</text:a> </text:p>
        </text:list-item>
      </text:list>
      <text:p text:style-name="P21">SASS</text:p>
      <text:list xml:id="list140503936089016" text:continue-numbering="true" text:style-name="L21">
        <text:list-item>
          <text:p text:style-name="P27"><text:a xlink:type="simple" xlink:href="http://sass-lang.com/" text:style-name="Internet_20_link" text:visited-style-name="Visited_20_Internet_20_Link">http://sass-lang.com/</text:a> </text:p>
        </text:list-item>
      </text:list>
      <text:p text:style-name="P26"/>
      <text:p text:style-name="P26"/>
      <text:p text:style-name="P40"/>
      <text:p text:style-name="P41">Ubuntu: LTS – wersja z najdłuższym wsparciem technicznym</text:p>
      <text:p text:style-name="P4"/>
      <text:p text:style-name="P4">Ciekawe stronki</text:p>
      <text:p text:style-name="P1"><text:a xlink:type="simple" xlink:href="https://amazingdesign.eu/#portfolio" text:style-name="Internet_20_link" text:visited-style-name="Visited_20_Internet_20_Link">https://amazingdesign.eu/#portfolio</text:a> - </text:p>
      <text:p text:style-name="P1"><text:a xlink:type="simple" xlink:href="https://www.stylauto.pl/" text:style-name="Internet_20_link" text:visited-style-name="Visited_20_Internet_20_Link">https://www.stylauto.pl</text:a> - </text:p>
      <text:p text:style-name="P13"><text:a xlink:type="simple" xlink:href="http://mataba.pl/" text:style-name="Internet_20_link" text:visited-style-name="Visited_20_Internet_20_Link">http://mataba.pl/</text:a> - strona Łukasza <text:tab/>Fedorowicza</text:p>
      <text:p text:style-name="P1"/>
      <text:p text:style-name="P3"/>
      <text:p text:style-name="P5">Bazy:</text:p>
      <text:p text:style-name="P7"><text:soft-page-break/></text:p>
      <text:list xml:id="list1737791361576445135" text:style-name="L15">
        <text:list-item>
          <text:p text:style-name="P16">Zdjęcia darmowe: </text:p>
        </text:list-item>
      </text:list>
      <text:p text:style-name="P8"><text:a xlink:type="simple" xlink:href="https://unsplash.com/" text:style-name="Internet_20_link" text:visited-style-name="Visited_20_Internet_20_Link">https://unsplash.com/</text:a></text:p>
      <text:p text:style-name="P8"><text:a xlink:type="simple" xlink:href="https://www.pexels.com/" text:style-name="Internet_20_link" text:visited-style-name="Visited_20_Internet_20_Link">https://www.pexels.com/</text:a> </text:p>
      <text:p text:style-name="P8"><text:a xlink:type="simple" xlink:href="http://www.lifeofpix.com/" text:style-name="Internet_20_link" text:visited-style-name="Visited_20_Internet_20_Link">http://www.lifeofpix.com/</text:a> </text:p>
      <text:p text:style-name="P8"><text:a xlink:type="simple" xlink:href="http://gratisography.com/" text:style-name="Internet_20_link" text:visited-style-name="Visited_20_Internet_20_Link">http://gratisography.com/</text:a> </text:p>
      <text:list xml:id="list4535750593523874225" text:style-name="L16">
        <text:list-item>
          <text:p text:style-name="P17">Grafiki i ikony (płatne ale dla projektów niekomercyjnych tylko z zamieszczeniem autora np. w stopce) - </text:p>
        </text:list-item>
      </text:list>
      <text:p text:style-name="P7"><text:a xlink:type="simple" xlink:href="http://www.freepik.com/" text:style-name="Internet_20_link" text:visited-style-name="Visited_20_Internet_20_Link"><text:span text:style-name="T4">http://www.freepik.com/</text:span></text:a><text:span text:style-name="T4">,</text:span></text:p>
      <text:p text:style-name="P7"><text:a xlink:type="simple" xlink:href="http://www.flaticon.com/" text:style-name="Internet_20_link" text:visited-style-name="Visited_20_Internet_20_Link"><text:span text:style-name="T4">http://www.flaticon.com/</text:span></text:a><text:span text:style-name="T4"> </text:span></text:p>
      <text:p text:style-name="P7"/>
      <text:p text:style-name="P7"><text:s/></text:p>
      <text:p text:style-name="P7"/>
      <text:p text:style-name="P6">FACEBOOK:</text:p>
      <text:list xml:id="list1004999920766864934" text:style-name="L17">
        <text:list-item>
          <text:p text:style-name="P18">Linki do fp na fb:</text:p>
        </text:list-item>
      </text:list>
      <text:p text:style-name="P9"><text:a xlink:type="simple" xlink:href="https://www.facebook.com/frontendinsights/" text:style-name="Internet_20_link" text:visited-style-name="Visited_20_Internet_20_Link">https://www.facebook.com/frontendinsights/</text:a> </text:p>
      <text:p text:style-name="P9"><text:a xlink:type="simple" xlink:href="https://www.facebook.com/frontempl/" text:style-name="Internet_20_link" text:visited-style-name="Visited_20_Internet_20_Link">https://www.facebook.com/frontempl/</text:a> </text:p>
      <text:p text:style-name="P9"><text:a xlink:type="simple" xlink:href="https://www.facebook.com/nafrontendzie/" text:style-name="Internet_20_link" text:visited-style-name="Visited_20_Internet_20_Link">https://www.facebook.com/nafrontendzie/</text:a> </text:p>
      <text:p text:style-name="P9"/>
      <text:list xml:id="list9106778982467138627" text:style-name="L18">
        <text:list-item>
          <text:p text:style-name="P19">meetupy:</text:p>
        </text:list-item>
      </text:list>
      <text:p text:style-name="P9"><text:a xlink:type="simple" xlink:href="https://www.facebook.com/meetjspl/" text:style-name="Internet_20_link" text:visited-style-name="Visited_20_Internet_20_Link">https://www.facebook.com/meetjspl/</text:a> </text:p>
      <text:p text:style-name="P9"><text:a xlink:type="simple" xlink:href="https://www.facebook.com/LublinGameDev/" text:style-name="Internet_20_link" text:visited-style-name="Visited_20_Internet_20_Link">https://www.facebook.com/LublinGameDev/</text:a> </text:p>
      <text:p text:style-name="P9"><text:a xlink:type="simple" xlink:href="https://www.facebook.com/WordUpLublin/" text:style-name="Internet_20_link" text:visited-style-name="Visited_20_Internet_20_Link">https://www.facebook.com/WordUpLublin/</text:a> </text:p>
      <text:p text:style-name="P9"><text:a xlink:type="simple" xlink:href="https://www.facebook.com/gdglublin/" text:style-name="Internet_20_link" text:visited-style-name="Visited_20_Internet_20_Link">https://www.facebook.com/gdglublin/</text:a> </text:p>
      <text:p text:style-name="P9"><text:a xlink:type="simple" xlink:href="https://www.facebook.com/geekgirlscarrots/" text:style-name="Internet_20_link" text:visited-style-name="Visited_20_Internet_20_Link">https://www.facebook.com/geekgirlscarrots/</text:a> </text:p>
      <text:p text:style-name="P9"><text:a xlink:type="simple" xlink:href="https://www.facebook.com/WomenTechmakersLublin/" text:style-name="Internet_20_link" text:visited-style-name="Visited_20_Internet_20_Link">https://www.facebook.com/WomenTechmakersLublin/</text:a> </text:p>
      <text:p text:style-name="P9"><text:s/></text:p>
      <text:p text:style-name="P9"/>
      <text:list xml:id="list8039776325031310009" text:style-name="L19">
        <text:list-item>
          <text:p text:style-name="P22"><text:span text:style-name="T2">grupa techklub</text:span> </text:p>
        </text:list-item>
      </text:list>
      <text:p text:style-name="P9"><text:a xlink:type="simple" xlink:href="https://www.facebook.com/groups/1437050853209768/" text:style-name="Internet_20_link" text:visited-style-name="Visited_20_Internet_20_Link">https://www.facebook.com/groups/1437050853209768/</text:a> </text:p>
      <text:p text:style-name="P9"><text:s/></text:p>
      <text:p text:style-name="P9"/>
      <text:p text:style-name="P9"><text:s text:c="2"/></text:p>
      <text:list xml:id="list979946535261025960" text:style-name="L20">
        <text:list-item>
          <text:p text:style-name="P20">Kalendarz lubelskich eventów IT :</text:p>
        </text:list-item>
      </text:list>
      <text:p text:style-name="P9">wink: <text:a xlink:type="simple" xlink:href="https://calendar.google.com/calendar/embed?src=4nil0dcvi3h74qds232gtf1bi8@group.calendar.google.com&amp;ctz=Europe/Warsaw" text:style-name="Internet_20_link" text:visited-style-name="Visited_20_Internet_20_Link">https://calendar.google.com/calendar/embed?src=4nil0dcvi3h74qds232gtf1bi8@group.calendar.google.com&amp;ctz=Europe/Warsaw</text:a> </text:p>
      <text:p text:style-name="P9"><text:s/></text:p>
      <text:p text:style-name="P9"/>
      <text:p text:style-name="P42">14.04.2017r. - </text:p>
      <text:p text:style-name="P42"/>
      <text:p text:style-name="P24">Install Ruby:</text:p>
      <text:p text:style-name="P48"><text:span text:style-name="Source_20_Text"><text:span text:style-name="T8">sudo apt-get install ruby-full</text:span></text:span></text:p>
      <text:p text:style-name="P43"/>
      <text:p text:style-name="P43"><text:span text:style-name="T9">Install sass</text:span><text:line-break/><text:span text:style-name="T7">sudo gem install sass</text:span></text:p>
      <text:p text:style-name="P44">ruby -v</text:p>
      <text:p text:style-name="P44">sass -v</text:p>
      <text:p text:style-name="P44"/>
      <text:p text:style-name="P44"><text:soft-page-break/></text:p>
      <text:p text:style-name="P45">stwórz scss plik I napisz w nim: </text:p>
      <text:p text:style-name="P49"><text:span text:style-name="T10">$bg-color</text:span>: <text:span text:style-name="T12">blue</text:span>;</text:p>
      <text:p text:style-name="P52"><text:span text:style-name="T13">body </text:span>{</text:p>
      <text:p text:style-name="P51"><text:s text:c="2"/><text:span text:style-name="T15">background</text:span><text:span text:style-name="T14">: </text:span><text:span text:style-name="T11">$bg-color</text:span><text:span text:style-name="T14">;</text:span></text:p>
      <text:p text:style-name="P50">}</text:p>
      <text:p text:style-name="P45">wchodzimy w webstormie w file, settings, tools, file watchers I dodajemy w okienku scss I dalej ok…</text:p>
      <text:p text:style-name="P45">w pliku dodajemy </text:p>
      <text:p text:style-name="P49"><text:span text:style-name="T16">color</text:span>: <text:span text:style-name="T12">red</text:span>;</text:p>
      <text:p text:style-name="P46">wracamy do bootsrap</text:p>
      <text:p text:style-name="P46"/>
      <text:p text:style-name="P46">Robiimy nawigację ;)</text:p>
      <text:p text:style-name="P46">navbar</text:p>
      <text:p text:style-name="P47">dodajemy scieżki do jQuery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Courier, monospace"/>
    <style:font-face style:name="DejaVu Sans Mono" svg:font-family="'DejaVu Sans Mono'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07:23.074082968</meta:creation-date>
    <dc:date>2017-04-14T13:34:54.442123300</dc:date>
    <meta:editing-duration>PT9H16M3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88" meta:word-count="228" meta:character-count="2456" meta:non-whitespace-character-count="2291"/>
  </office:meta>
</office:document-meta>
</file>